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72bf44" fo:min-height="2.134cm"/>
    </style:style>
    <style:style style:name="gr2" style:family="graphic" style:parent-style-name="standard">
      <style:graphic-properties draw:stroke="solid" svg:stroke-color="#000000" draw:fill="solid" draw:fill-color="#dddddd" fo:min-height="2.16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cccccc" fo:min-height="1.528cm"/>
    </style:style>
    <style:style style:name="gr5" style:family="graphic" style:parent-style-name="standard">
      <style:graphic-properties draw:stroke="solid" svg:stroke-color="#000000" draw:fill="solid" draw:fill-color="#dddddd" fo:min-height="1.528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bf44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dddddd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07cm" svg:height="2.384cm" svg:x="16.748cm" svg:y="6.715cm">
          <draw:text-box>
            <text:p text:style-name="P1">SUT</text:p>
            <text:p text:style-name="P1"><text:span text:style-name="T1">(MH</text:span><text:span text:style-name="T1">D </text:span><text:span text:style-name="T1">Doc </text:span><text:span text:style-name="T1">Resp</text:span><text:span text:style-name="T1">)</text:span></text:p>
          </draw:text-box>
        </draw:frame>
        <draw:frame draw:style-name="gr2" draw:text-style-name="P3" draw:layer="layout" svg:width="4.191cm" svg:height="2.413cm" svg:x="10.144cm" svg:y="6.715cm">
          <draw:text-box>
            <text:p text:style-name="P1">Proxy</text:p>
            <text:p text:style-name="P1"><text:span text:style-name="T1">(FHIR Channel)</text:span></text:p>
          </draw:text-box>
        </draw:frame>
        <draw:line draw:style-name="gr3" draw:text-style-name="P4" draw:layer="layout" svg:x1="6.461cm" svg:y1="7.731cm" svg:x2="10.271cm" svg:y2="7.731cm">
          <text:p/>
        </draw:line>
        <draw:line draw:style-name="gr3" draw:text-style-name="P4" draw:layer="layout" svg:x1="14.335cm" svg:y1="7.731cm" svg:x2="16.748cm" svg:y2="7.731cm">
          <text:p/>
        </draw:line>
        <draw:frame draw:style-name="gr4" draw:text-style-name="P5" draw:layer="layout" svg:width="4.191cm" svg:height="1.778cm" svg:x="2.27cm" svg:y="6.842cm">
          <draw:text-box>
            <text:p text:style-name="P1">Test Engine</text:p>
          </draw:text-box>
        </draw:frame>
        <draw:frame draw:style-name="gr5" draw:text-style-name="P6" draw:layer="layout" svg:width="3.429cm" svg:height="1.778cm" svg:x="2.778cm" svg:y="3.159cm">
          <draw:text-box>
            <text:p>User</text:p>
            <text:p>Interface</text:p>
          </draw:text-box>
        </draw:frame>
        <draw:line draw:style-name="gr6" draw:text-style-name="P4" draw:layer="layout" svg:x1="4.302cm" svg:y1="4.937cm" svg:x2="4.302cm" svg:y2="6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3:25:35.387599307</meta:creation-date>
    <dc:date>2019-11-20T14:11:06.634737523</dc:date>
    <meta:editing-duration>PT3M14S</meta:editing-duration>
    <meta:editing-cycles>3</meta:editing-cycles>
    <meta:generator>LibreOffice/6.0.7.3$Linux_X86_64 LibreOffice_project/00m0$Build-3</meta:generator>
    <meta:document-statistic meta:object-count="7"/>
  </office:meta>
</office:document-meta>
</file>